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8, 2021 (01:53:5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 to help with this particular class, then of course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applying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8T01:54:04Z</meta:creation-date>
    <dc:date>2021-05-28T01:54:04Z</dc:date>
    <meta:user-defined meta:name="date" meta:value-type="string">May  28, 2021 (01:53:5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